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s / UTs</text:p>
          </table:table-cell>
          <table:table-cell office:value-type="string" calcext:value-type="string">
            <text:p>Total Strength of State police</text:p>
          </table:table-cell>
          <table:table-cell office:value-type="string" calcext:value-type="string">
            <text:p>Total Police per 100 sqkm_are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0503" calcext:value-type="float">
            <text:p>9050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6882" calcext:value-type="float">
            <text:p>6882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4773" calcext:value-type="float">
            <text:p>54773</text:p>
          </table:table-cell>
          <table:table-cell office:value-type="float" office:value="69.83" calcext:value-type="float">
            <text:p>69.83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62500" calcext:value-type="float">
            <text:p>62500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41636" calcext:value-type="float">
            <text:p>4163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5137" calcext:value-type="float">
            <text:p>5137</text:p>
          </table:table-cell>
          <table:table-cell office:value-type="float" office:value="138.76" calcext:value-type="float">
            <text:p>138.76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4376" calcext:value-type="float">
            <text:p>64376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4354" calcext:value-type="float">
            <text:p>44354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3405" calcext:value-type="float">
            <text:p>13405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72995" calcext:value-type="float">
            <text:p>7299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51071" calcext:value-type="float">
            <text:p>51071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81842" calcext:value-type="float">
            <text:p>81842</text:p>
          </table:table-cell>
          <table:table-cell office:value-type="float" office:value="42.67" calcext:value-type="float">
            <text:p>42.67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45962" calcext:value-type="float">
            <text:p>45962</text:p>
          </table:table-cell>
          <table:table-cell office:value-type="float" office:value="118.27" calcext:value-type="float">
            <text:p>118.27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5742" calcext:value-type="float">
            <text:p>7574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37826" calcext:value-type="float">
            <text:p>137826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2938" calcext:value-type="float">
            <text:p>22938</text:p>
          </table:table-cell>
          <table:table-cell office:value-type="float" office:value="102.74" calcext:value-type="float">
            <text:p>102.74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0126" calcext:value-type="float">
            <text:p>10126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10563" calcext:value-type="float">
            <text:p>10563</text:p>
          </table:table-cell>
          <table:table-cell office:value-type="float" office:value="50.11" calcext:value-type="float">
            <text:p>50.11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4145" calcext:value-type="float">
            <text:p>24145</text:p>
          </table:table-cell>
          <table:table-cell office:value-type="float" office:value="145.64" calcext:value-type="float">
            <text:p>145.64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43445" calcext:value-type="float">
            <text:p>4344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68333" calcext:value-type="float">
            <text:p>68333</text:p>
          </table:table-cell>
          <table:table-cell office:value-type="float" office:value="135.68" calcext:value-type="float">
            <text:p>135.68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71026" calcext:value-type="float">
            <text:p>71026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932" calcext:value-type="float">
            <text:p>3932</text:p>
          </table:table-cell>
          <table:table-cell office:value-type="float" office:value="55.41" calcext:value-type="float">
            <text:p>55.41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02297" calcext:value-type="float">
            <text:p>102297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6647" calcext:value-type="float">
            <text:p>36647</text:p>
          </table:table-cell>
          <table:table-cell office:value-type="float" office:value="349.49" calcext:value-type="float">
            <text:p>349.4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49168" calcext:value-type="float">
            <text:p>149168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5820" calcext:value-type="float">
            <text:p>15820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59738" calcext:value-type="float">
            <text:p>59738</text:p>
          </table:table-cell>
          <table:table-cell office:value-type="float" office:value="67.31" calcext:value-type="float">
            <text:p>67.31</text:p>
          </table:table-cell>
        </table:table-row>
        <table:table-row table:style-name="ro1">
          <table:table-cell office:value-type="string" calcext:value-type="string">
            <text:p>A&amp;N Islands</text:p>
          </table:table-cell>
          <table:table-cell office:value-type="float" office:value="3431" calcext:value-type="float">
            <text:p>3431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6143" calcext:value-type="float">
            <text:p>6143</text:p>
          </table:table-cell>
          <table:table-cell office:value-type="float" office:value="5388.6" calcext:value-type="float">
            <text:p>5388.6</text:p>
          </table:table-cell>
        </table:table-row>
        <table:table-row table:style-name="ro1">
          <table:table-cell office:value-type="string" calcext:value-type="string">
            <text:p>D&amp;N Haveli</text:p>
          </table:table-cell>
          <table:table-cell office:value-type="float" office:value="284" calcext:value-type="float">
            <text:p>284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office:value-type="float" office:value="263" calcext:value-type="float">
            <text:p>263</text:p>
          </table:table-cell>
          <table:table-cell office:value-type="float" office:value="234.82" calcext:value-type="float">
            <text:p>234.82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82818" calcext:value-type="float">
            <text:p>82818</text:p>
          </table:table-cell>
          <table:table-cell office:value-type="float" office:value="5584.49" calcext:value-type="float">
            <text:p>5584.49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225" calcext:value-type="float">
            <text:p>225</text:p>
          </table:table-cell>
          <table:table-cell office:value-type="float" office:value="703.13" calcext:value-type="float">
            <text:p>703.13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2955" calcext:value-type="float">
            <text:p>2955</text:p>
          </table:table-cell>
          <table:table-cell office:value-type="float" office:value="615.63" calcext:value-type="float">
            <text:p>615.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l India</text:p>
          </table:table-cell>
          <table:table-cell office:value-type="float" office:value="1563301" calcext:value-type="float">
            <text:p>1563301</text:p>
          </table:table-cell>
          <table:table-cell office:value-type="float" office:value="49.37" calcext:value-type="float">
            <text:p>49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7:20:30.048644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7:07:08.197493497</meta:creation-date>
    <dc:date>2016-04-09T17:26:18.798812028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111" meta:object-count="0"/>
  </office:meta>
</office:document-meta>
</file>